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96.46pt"/>
    </style:style>
    <style:style style:name="co2" style:family="table-column">
      <style:table-column-properties fo:break-before="auto" style:column-width="104.2pt"/>
    </style:style>
    <style:style style:name="co3" style:family="table-column">
      <style:table-column-properties fo:break-before="auto" style:column-width="116.5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46.29pt"/>
    </style:style>
    <style:style style:name="co6" style:family="table-column">
      <style:table-column-properties fo:break-before="auto" style:column-width="60.21pt"/>
    </style:style>
    <style:style style:name="co7" style:family="table-column">
      <style:table-column-properties fo:break-before="auto" style:column-width="60.9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  <style:text-properties fo:font-style="italic" style:font-style-asian="italic" style:font-style-complex="italic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Functional Group</text:p>
          </table:table-cell>
          <table:table-cell table:style-name="ce1" office:value-type="string" calcext:value-type="string">
            <text:p>RC Group</text:p>
          </table:table-cell>
          <table:table-cell table:style-name="ce1" office:value-type="string" calcext:value-type="string">
            <text:p>Functions</text:p>
          </table:table-cell>
          <table:table-cell table:style-name="ce1" office:value-type="string" calcext:value-type="string">
            <text:p>Perform</text:p>
          </table:table-cell>
          <table:table-cell office:value-type="string" calcext:value-type="string">
            <text:p>Mainwnd</text:p>
          </table:table-cell>
          <table:table-cell office:value-type="string" calcext:value-type="string">
            <text:p>Qsmainwnd</text:p>
          </table:table-cell>
          <table:table-cell office:value-type="string" calcext:value-type="string">
            <text:p>Qsliveframe</text:p>
          </table:table-cell>
          <table:table-cell table:style-name="ce1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'-------------------------</text:p>
          </table:table-cell>
          <table:table-cell table:style-name="ce2" office:value-type="string" calcext:value-type="string">
            <text:p>[keyboard-control]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Mute/Unmute 32 seqs.</text:p>
          </table:table-cell>
          <table:table-cell table:number-columns-repeated="3"/>
          <table:table-cell office:value-type="string" calcext:value-type="string">
            <text:p>Nnn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[keyboard-group]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Toggle 32 mute-groups.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cr/decr BPM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cr/decr Set</text:p>
          </table:table-cell>
          <table:table-cell table:number-columns-repeated="3"/>
          <table:table-cell office:value-type="string" calcext:value-type="string">
            <text:p>]/[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Home Set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Group: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3" office:value-type="string" calcext:value-type="string">
            <text:p>On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 office:value-type="string" calcext:value-type="string">
            <text:p>Off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 office:value-type="string" calcext:value-type="string">
            <text:p>Learn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c_statuses: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3" office:value-type="string" calcext:value-type="string">
            <text:p>Replace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;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/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office:value-type="string" calcext:value-type="string">
            <text:p>Snapshot 1, 2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' and #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office:value-type="string" calcext:value-type="string">
            <text:p>Oneshot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.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how UI (!!!)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Playback: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3" office:value-type="string" calcext:value-type="string">
            <text:p>Star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 calcext:value-type="string">
            <text:p>Stop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 calcext:value-type="string">
            <text:p>Paus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how Seq. Numbers (!!!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Edit Seq, Event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Varisets slash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[extended-keys]</text:p>
          </table:table-cell>
          <table:table-cell table:number-columns-repeated="1022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8T17:12:44.654780285</meta:creation-date>
    <dc:date>2018-03-18T19:35:36.762309746</dc:date>
    <meta:editing-duration>PT1H7M39S</meta:editing-duration>
    <meta:editing-cycles>7</meta:editing-cycles>
    <meta:generator>LibreOffice/6.0.2.1.0$Linux_X86_64 LibreOffice_project/00m0$Build-1</meta:generator>
    <meta:document-statistic meta:table-count="1" meta:cell-count="46" meta:object-count="0"/>
  </office:meta>
</office:document-meta>
</file>